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ket Sans" svg:font-family="'Market Sans', 'Helvetica Neue', Helvetica, Arial, Roboto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a4cd" officeooo:paragraph-rsid="001ca4cd"/>
    </style:style>
    <style:style style:name="P2" style:family="paragraph" style:parent-style-name="Heading_20_1">
      <style:text-properties fo:font-variant="normal" fo:text-transform="none" fo:color="#333333" style:font-name="Market Sans" fo:letter-spacing="normal" fo:font-style="normal" fo:font-weight="bold" officeooo:rsid="001ca4cd" officeooo:paragraph-rsid="001ca4cd"/>
    </style:style>
    <style:style style:name="P3" style:family="paragraph" style:parent-style-name="Text_20_body">
      <style:text-properties fo:font-variant="normal" fo:text-transform="none" fo:color="#333333" style:font-name="Market Sans" fo:letter-spacing="normal" fo:font-style="normal" fo:font-weight="bold" officeooo:rsid="001ca4cd" officeooo:paragraph-rsid="001ca4cd"/>
    </style:style>
    <style:style style:name="P4" style:family="paragraph" style:parent-style-name="Text_20_body">
      <style:text-properties fo:font-variant="normal" fo:text-transform="none" fo:color="#333333" style:font-name="Market Sans" fo:letter-spacing="normal" fo:font-style="normal" fo:font-weight="bold" officeooo:rsid="00224efd" officeooo:paragraph-rsid="001ca4cd"/>
    </style:style>
    <style:style style:name="P5" style:family="paragraph" style:parent-style-name="Text_20_body">
      <style:text-properties fo:font-variant="normal" fo:text-transform="none" fo:color="#333333" style:font-name="Market Sans" fo:letter-spacing="normal" fo:font-style="normal" fo:font-weight="bold" officeooo:rsid="00224efd" officeooo:paragraph-rsid="00224efd"/>
    </style:style>
    <style:style style:name="P6" style:family="paragraph" style:parent-style-name="Text_20_body">
      <style:text-properties fo:font-variant="normal" fo:text-transform="none" fo:color="#333333" style:font-name="Market Sans" fo:letter-spacing="normal" fo:font-style="normal" fo:font-weight="bold" officeooo:rsid="00238d5a" officeooo:paragraph-rsid="00238d5a"/>
    </style:style>
    <style:style style:name="P7" style:family="paragraph" style:parent-style-name="Text_20_body">
      <style:text-properties fo:font-variant="normal" fo:text-transform="none" fo:color="#333333" style:font-name="Market Sans" fo:letter-spacing="normal" fo:font-style="normal" fo:font-weight="bold" officeooo:rsid="00253445" officeooo:paragraph-rsid="00253445"/>
    </style:style>
    <style:style style:name="P8" style:family="paragraph" style:parent-style-name="Text_20_body">
      <style:text-properties fo:font-variant="normal" fo:text-transform="none" fo:color="#333333" style:font-name="Market Sans" fo:letter-spacing="normal" fo:font-style="normal" fo:font-weight="bold" officeooo:rsid="0025bb73" officeooo:paragraph-rsid="0025bb73"/>
    </style:style>
    <style:style style:name="P9" style:family="paragraph" style:parent-style-name="Text_20_body">
      <style:text-properties fo:font-variant="normal" fo:text-transform="none" fo:color="#333333" style:font-name="Market Sans" fo:letter-spacing="normal" fo:font-style="normal" fo:font-weight="bold" officeooo:rsid="002656d1" officeooo:paragraph-rsid="002656d1"/>
    </style:style>
    <style:style style:name="P10" style:family="paragraph" style:parent-style-name="Standard" style:list-style-name="L1">
      <style:text-properties officeooo:rsid="000b3dc9" officeooo:paragraph-rsid="000b3dc9"/>
    </style:style>
    <style:style style:name="P11" style:family="paragraph" style:parent-style-name="Standard" style:list-style-name="L1">
      <style:text-properties officeooo:rsid="000b3dc9" officeooo:paragraph-rsid="001aca48"/>
    </style:style>
    <style:style style:name="P12" style:family="paragraph" style:parent-style-name="Standard" style:list-style-name="L1">
      <style:text-properties officeooo:rsid="0015e5cc" officeooo:paragraph-rsid="0015e5cc"/>
    </style:style>
    <style:style style:name="P13" style:family="paragraph" style:parent-style-name="Standard" style:list-style-name="L1">
      <style:text-properties officeooo:rsid="000d482f" officeooo:paragraph-rsid="000d482f"/>
    </style:style>
    <style:style style:name="P14" style:family="paragraph" style:parent-style-name="Standard" style:list-style-name="L1">
      <style:text-properties officeooo:rsid="000da655" officeooo:paragraph-rsid="000da655"/>
    </style:style>
    <style:style style:name="P15" style:family="paragraph" style:parent-style-name="Standard" style:list-style-name="L1">
      <style:text-properties officeooo:rsid="00131ee7" officeooo:paragraph-rsid="00131ee7"/>
    </style:style>
    <style:style style:name="P16" style:family="paragraph" style:parent-style-name="Standard" style:list-style-name="L1">
      <style:text-properties officeooo:rsid="0014cb34" officeooo:paragraph-rsid="0014cb34"/>
    </style:style>
    <style:style style:name="P17" style:family="paragraph" style:parent-style-name="Standard" style:list-style-name="L1">
      <style:text-properties officeooo:rsid="000e008f" officeooo:paragraph-rsid="000e008f"/>
    </style:style>
    <style:style style:name="P18" style:family="paragraph" style:parent-style-name="Standard" style:list-style-name="L1">
      <style:text-properties officeooo:rsid="001ca4cd" officeooo:paragraph-rsid="001ca4cd"/>
    </style:style>
    <style:style style:name="T1" style:family="text">
      <style:text-properties officeooo:rsid="000c4c26"/>
    </style:style>
    <style:style style:name="T2" style:family="text">
      <style:text-properties officeooo:rsid="00113cb0"/>
    </style:style>
    <style:style style:name="T3" style:family="text">
      <style:text-properties officeooo:rsid="001aca48"/>
    </style:style>
    <style:style style:name="T4" style:family="text">
      <style:text-properties officeooo:rsid="001e84bd"/>
    </style:style>
    <style:style style:name="T5" style:family="text">
      <style:text-properties officeooo:rsid="00253445"/>
    </style:style>
    <style:style style:name="T6" style:family="text">
      <style:text-properties officeooo:rsid="002671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82936594" text:style-name="L1">
        <text:list-item>
          <text:p text:style-name="P10">Silnik</text:p>
          <text:list>
            <text:list-item>
              <text:p text:style-name="P10">oko ludzkie poniżej 24Hz widzi pokaz slajdów powyżej 300Hz nie ma różnicy<text:line-break/>więc silnik musi się kręcić z taką prędkością aby częstotliwość migania diody &gt;24Hz.<text:line-break/><text:span text:style-name="T1">24 * 60 = 1440 obr/min. Chyba że śmigło z diodami na obu końcach wtedy 720obr/min.</text:span></text:p>
            </text:list-item>
            <text:list-item>
              <text:p text:style-name="P12">BLDC st</text:p>
            </text:list-item>
          </text:list>
        </text:list-item>
        <text:list-item>
          <text:p text:style-name="P11">Diody<text:line-break/><text:a xlink:type="simple" xlink:href="https://www.tme.eu/pl/details/ws2812b/diody-led-smd-kolorowe/worldsemi/" text:style-name="Internet_20_link" text:visited-style-name="Visited_20_Internet_20_Link"><text:span text:style-name="T3">https://www.tme.eu/pl/details/ws2812b/diody-led-smd-kolorowe/worldsemi/</text:span></text:a><text:span text:style-name="T3"><text:line-break/></text:span><text:a xlink:type="simple" xlink:href="https://www.tme.eu/pl/Document/6f6dffb411561c698f21ca758cbe0bd3/WS2812S.pdf" text:style-name="Internet_20_link" text:visited-style-name="Visited_20_Internet_20_Link"><text:span text:style-name="T3">https://www.tme.eu/pl/Document/6f6dffb411561c698f21ca758cbe0bd3/WS2812S.pdf</text:span></text:a><text:span text:style-name="T3"><text:line-break/></text:span></text:p>
          <text:list>
            <text:list-item>
              <text:p text:style-name="P13">kwadratowe</text:p>
            </text:list-item>
            <text:list-item>
              <text:p text:style-name="P13">RGB <text:span text:style-name="T3">ws2812</text:span></text:p>
            </text:list-item>
            <text:list-item>
              <text:p text:style-name="P14">Nie łączyć bezpośrednio z mikrokontrolerem czyli np. Multiplexer </text:p>
            </text:list-item>
            <text:list-item>
              <text:p text:style-name="P15">sterownie:</text:p>
              <text:list>
                <text:list-item>
                  <text:p text:style-name="P15">zatrzask 74hct574</text:p>
                </text:list-item>
                <text:list-item>
                  <text:p text:style-name="P16">rejestr przesuwny 74hc595</text:p>
                </text:list-item>
              </text:list>
            </text:list-item>
          </text:list>
        </text:list-item>
        <text:list-item>
          <text:p text:style-name="P10">Zasilanie</text:p>
          <text:list>
            <text:list-item>
              <text:p text:style-name="P17">Indukcyjne (przy obrocie indukuje się prąd który można wykorzystać, <text:span text:style-name="T2">potrzebny drugi silnik jako prądnica</text:span>) czyli bez szczotek. <text:span text:style-name="T2">Jeden silnik do zasilania drugi osadzony na dysku śmigła to na nim będzie indukował się prąd.</text:span></text:p>
            </text:list-item>
            <text:list-item>
              <text:p text:style-name="P18">XM-15B <text:span text:style-name="T4">= bluetooth</text:span></text:p>
            </text:list-item>
          </text:list>
        </text:list-item>
      </text:list>
      <text:p text:style-name="P1"/>
      <text:p text:style-name="P1"/>
      <text:h text:style-name="P2" text:outline-level="1">TDA7073A, </text:h>
      <text:p text:style-name="P3"/>
      <text:p text:style-name="P4">Konsultacje sprawdz z plytka nucleo:</text:p>
      <text:p text:style-name="P5">1) Boot z flasha sprawdz</text:p>
      <text:p text:style-name="P5">2) zasilanie</text:p>
      <text:p text:style-name="P5">3) reset</text:p>
      <text:p text:style-name="P5">4) kwarc</text:p>
      <text:p text:style-name="P5">5) programator</text:p>
      <text:p text:style-name="P5"/>
      <text:p text:style-name="P6">do wejsc danych i wszystkich input output rezystory ze 100 om<text:span text:style-name="T5">ow</text:span></text:p>
      <text:p text:style-name="P7">bluetooth antena poza płytką !!!!</text:p>
      <text:p text:style-name="P8">ld1117 tabout do vcc zgodnie z dokumentacja</text:p>
      <text:p text:style-name="P9">trace width calculator – popraw ścieżki pcb <text:span text:style-name="T6">zasialania większe np. 30 mils</text:span></text:p>
      <text:p text:style-name="P9">filtracja zasilan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ket Sans" svg:font-family="'Market Sans', 'Helvetica Neue', Helvetica, Arial, Roboto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7M50S</meta:editing-duration>
    <meta:editing-cycles>15</meta:editing-cycles>
    <meta:generator>LibreOffice/5.3.1.2$Windows_x86 LibreOffice_project/e80a0e0fd1875e1696614d24c32df0f95f03deb2</meta:generator>
    <dc:date>2018-04-18T11:02:46.109000000</dc:date>
    <meta:document-statistic meta:table-count="0" meta:image-count="0" meta:object-count="0" meta:page-count="1" meta:paragraph-count="25" meta:word-count="169" meta:character-count="1162" meta:non-whitespace-character-count="1026"/>
    <meta:user-defined meta:name="Info 1"/>
    <meta:user-defined meta:name="Info 2"/>
    <meta:user-defined meta:name="Info 3"/>
    <meta:user-defined meta:name="Info 4"/>
  </office:meta>
</office:document-meta>
</file>